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fr" fo:country="FR" officeooo:rsid="000ac645" officeooo:paragraph-rsid="000ac645"/>
    </style:style>
    <style:style style:name="P2" style:family="paragraph" style:parent-style-name="Standard">
      <style:paragraph-properties fo:text-align="center" style:justify-single-word="false"/>
      <style:text-properties fo:language="fr" fo:country="FR" fo:font-weight="bold" officeooo:rsid="000ac645" officeooo:paragraph-rsid="000ac64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fr" fo:country="FR" fo:font-weight="bold" officeooo:rsid="000ac645" officeooo:paragraph-rsid="000ac64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fr" fo:country="FR" fo:font-weight="bold" officeooo:rsid="000ac645" officeooo:paragraph-rsid="000bd20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language="fr" fo:country="FR" fo:font-weight="normal" officeooo:rsid="000d09f3" officeooo:paragraph-rsid="000bd20f" style:font-size-asian="10.5pt" style:font-weight-asian="normal" style:font-size-complex="12pt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bd20f" style:font-size-asian="15pt" style:font-size-complex="15pt"/>
    </style:style>
    <style:style style:name="T3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font-size="12pt" fo:font-weight="normal" officeooo:rsid="000bd20f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0d09f3" style:font-size-asian="10.5pt" style:font-weight-asian="normal" style:font-size-complex="12pt" style:font-weight-complex="normal"/>
    </style:style>
    <style:style style:name="T7" style:family="text">
      <style:text-properties officeooo:rsid="000da3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La spécification UML</text:span> </text:p>
      <text:p text:style-name="P3"/>
      <text:p text:style-name="P3"/>
      <text:p text:style-name="P3"><text:tab/><text:span text:style-name="T3">Les acteurs :</text:span></text:p>
      <text:p text:style-name="P3"/>
      <text:p text:style-name="P3"/>
      <text:p text:style-name="P3"><text:tab/><text:span text:style-name="T1">1)Le cycliste </text:span>:</text:p>
      <text:p text:style-name="P1"><text:tab/>Cet acteur va pourvoir choisir un parcours parmi tou<text:span text:style-name="T7">s</text:span> ceux qui lui sont proposés puis de commencer le parcours au moment voulu.À la fin de l<text:span text:style-name="T7">a</text:span> course l’acteur peut voir sur un <text:s/>écran de fin le temps qu’il <text:span text:style-name="T7">a</text:span> mis à faire course ainsi que le nombre de kilomètres parcourus et sa vitesse moyenne.</text:p>
      <text:p text:style-name="P1">Il a aussi la possibilité de consulter ses performances précédentes dans la partie statistique et de trier le tableau des performances par le nom de la course.</text:p>
      <text:p text:style-name="P1"/>
      <text:p text:style-name="P1"/>
      <text:p text:style-name="P4"><text:span text:style-name="T2"><text:tab/>2</text:span><text:span text:style-name="T1">)L’entraîneur :</text:span></text:p>
      <text:p text:style-name="P4"><text:span text:style-name="T1"><text:tab/></text:span><text:span text:style-name="T5">Cet acteur à la possibilité </text:span><text:span text:style-name="T6">grâce à un module de créer lui-même une course et d’enregistrer son trajet et de le nommer en rapport à la région puis lui fournir une difficulté <text:s/>en attendant de pouvoir le transférer sur la partie logicielle du cycliste.Cet acteur aura aussi la possibilité de supprimer ou masquer ou encore modifier la difficulté du parcours </text:span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9T09:24:44.644608456</meta:creation-date>
    <dc:date>2021-02-10T09:05:25.216132935</dc:date>
    <meta:editing-duration>PT45M1S</meta:editing-duration>
    <meta:editing-cycles>7</meta:editing-cycles>
    <meta:generator>LibreOffice/7.0.3.1$Linux_X86_64 LibreOffice_project/00$Build-1</meta:generator>
    <meta:document-statistic meta:table-count="0" meta:image-count="0" meta:object-count="0" meta:page-count="1" meta:paragraph-count="7" meta:word-count="152" meta:character-count="876" meta:non-whitespace-character-count="722"/>
  </office:meta>
</office:document-meta>
</file>